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synth r1 power measurements</text:p>
          </table:table-cell>
          <table:table-cell table:number-columns-repeated="2"/>
          <table:table-cell office:value-type="string" calcext:value-type="string">
            <text:p>ATT:</text:p>
          </table:table-cell>
          <table:table-cell office:value-type="float" office:value="-3.2" calcext:value-type="float">
            <text:p>-3.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(no att)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F (no jumper)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adjusted: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50 MHz</text:p>
          </table:table-cell>
          <table:table-cell office:value-type="float" office:value="-17.7" calcext:value-type="float">
            <text:p>-17.7</text:p>
          </table:table-cell>
          <table:table-cell table:formula="of:=[.B5]-[.E1]" office:value-type="float" office:value="-14.5" calcext:value-type="float">
            <text:p>-14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00 MHz</text:p>
          </table:table-cell>
          <table:table-cell office:value-type="float" office:value="-16.9" calcext:value-type="float">
            <text:p>-16.9</text:p>
          </table:table-cell>
          <table:table-cell table:formula="of:=[.B6]-[.E2]" office:value-type="float" office:value="-16.9" calcext:value-type="float">
            <text:p>-16.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 GHz</text:p>
          </table:table-cell>
          <table:table-cell office:value-type="float" office:value="-17.85" calcext:value-type="float">
            <text:p>-17.85</text:p>
          </table:table-cell>
          <table:table-cell table:formula="of:=[.B7]-[.E3]" office:value-type="float" office:value="-17.85" calcext:value-type="float">
            <text:p>-17.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 GHz</text:p>
          </table:table-cell>
          <table:table-cell office:value-type="float" office:value="-16.31" calcext:value-type="float">
            <text:p>-16.31</text:p>
          </table:table-cell>
          <table:table-cell table:formula="of:=[.B8]-[.E4]" office:value-type="float" office:value="-16.31" calcext:value-type="float">
            <text:p>-16.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.5 GHz</text:p>
          </table:table-cell>
          <table:table-cell office:value-type="float" office:value="-14.27" calcext:value-type="float">
            <text:p>-14.27</text:p>
          </table:table-cell>
          <table:table-cell table:formula="of:=[.B9]-[.E5]" office:value-type="float" office:value="-14.27" calcext:value-type="float">
            <text:p>-14.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 GHz</text:p>
          </table:table-cell>
          <table:table-cell office:value-type="float" office:value="-11.36" calcext:value-type="float">
            <text:p>-11.36</text:p>
          </table:table-cell>
          <table:table-cell table:formula="of:=[.B10]-[.E6]" office:value-type="float" office:value="-11.36" calcext:value-type="float">
            <text:p>-11.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.5 GHz</text:p>
          </table:table-cell>
          <table:table-cell office:value-type="float" office:value="-14.69" calcext:value-type="float">
            <text:p>-14.69</text:p>
          </table:table-cell>
          <table:table-cell table:formula="of:=[.B11]-[.E7]" office:value-type="float" office:value="-14.69" calcext:value-type="float">
            <text:p>-14.6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 GHz</text:p>
          </table:table-cell>
          <table:table-cell office:value-type="float" office:value="-16" calcext:value-type="float">
            <text:p>-16</text:p>
          </table:table-cell>
          <table:table-cell table:formula="of:=[.B12]-[.E8]" office:value-type="float" office:value="-16" calcext:value-type="float">
            <text:p>-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 GHz</text:p>
          </table:table-cell>
          <table:table-cell office:value-type="float" office:value="-22.45" calcext:value-type="float">
            <text:p>-22.45</text:p>
          </table:table-cell>
          <table:table-cell table:formula="of:=[.B13]-[.E9]" office:value-type="float" office:value="-22.45" calcext:value-type="float">
            <text:p>-22.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 GHz</text:p>
          </table:table-cell>
          <table:table-cell office:value-type="float" office:value="-26.13" calcext:value-type="float">
            <text:p>-26.13</text:p>
          </table:table-cell>
          <table:table-cell table:formula="of:=[.B14]-[.E10]" office:value-type="float" office:value="-26.13" calcext:value-type="float">
            <text:p>-26.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 GHz</text:p>
          </table:table-cell>
          <table:table-cell office:value-type="float" office:value="-26.1" calcext:value-type="float">
            <text:p>-26.1</text:p>
          </table:table-cell>
          <table:table-cell table:formula="of:=[.B15]-[.E11]" office:value-type="float" office:value="-26.1" calcext:value-type="float">
            <text:p>-26.1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LO synth, with HMC311 amp module at output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(att 0)</text:p>
          </table:table-cell>
          <table:table-cell/>
          <table:table-cell office:value-type="string" calcext:value-type="string">
            <text:p>pow for 7 dBm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O (jumper)</text:p>
          </table:table-cell>
          <table:table-cell office:value-type="string" calcext:value-type="string">
            <text:p>actual</text:p>
          </table:table-cell>
          <table:table-cell office:value-type="float" office:value="-9.2" calcext:value-type="float">
            <text:p>-9.2</text:p>
          </table:table-cell>
          <table:table-cell office:value-type="string" calcext:value-type="string">
            <text:p>(goal of 7 dBm)</text:p>
          </table:table-cell>
          <table:table-cell/>
          <table:table-cell table:formula="of:=7-9.2" office:value-type="float" office:value="-2.2" calcext:value-type="float">
            <text:p>-2.2</text:p>
          </table:table-cell>
        </table:table-row>
        <table:table-row table:style-name="ro1">
          <table:table-cell office:value-type="string" calcext:value-type="string">
            <text:p>250 MHz</text:p>
          </table:table-cell>
          <table:table-cell office:value-type="float" office:value="-11.3" calcext:value-type="float">
            <text:p>-11.3</text:p>
          </table:table-cell>
          <table:table-cell table:formula="of:=[.B21]-[.$D$20]" office:value-type="float" office:value="-2.1" calcext:value-type="float">
            <text:p>-2.1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00 MHz</text:p>
          </table:table-cell>
          <table:table-cell office:value-type="float" office:value="-8.43" calcext:value-type="float">
            <text:p>-8.43</text:p>
          </table:table-cell>
          <table:table-cell table:formula="of:=[.B22]-[.$D$20]" office:value-type="float" office:value="0.77" calcext:value-type="float">
            <text:p>0.77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 GHz</text:p>
          </table:table-cell>
          <table:table-cell office:value-type="float" office:value="-9.83" calcext:value-type="float">
            <text:p>-9.83</text:p>
          </table:table-cell>
          <table:table-cell table:formula="of:=[.B23]-[.$D$20]" office:value-type="float" office:value="-0.630000000000001" calcext:value-type="float">
            <text:p>-0.630000000000001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 GHz</text:p>
          </table:table-cell>
          <table:table-cell office:value-type="float" office:value="-7.85" calcext:value-type="float">
            <text:p>-7.85</text:p>
          </table:table-cell>
          <table:table-cell table:formula="of:=[.B24]-[.$D$20]" office:value-type="float" office:value="1.35" calcext:value-type="float">
            <text:p>1.35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.5 GHz</text:p>
          </table:table-cell>
          <table:table-cell office:value-type="float" office:value="-7.26" calcext:value-type="float">
            <text:p>-7.26</text:p>
          </table:table-cell>
          <table:table-cell table:formula="of:=[.B25]-[.$D$20]" office:value-type="float" office:value="1.94" calcext:value-type="float">
            <text:p>1.94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 GHz</text:p>
          </table:table-cell>
          <table:table-cell office:value-type="float" office:value="-3.61" calcext:value-type="float">
            <text:p>-3.61</text:p>
          </table:table-cell>
          <table:table-cell table:formula="of:=[.B26]-[.$D$20]" office:value-type="float" office:value="5.59" calcext:value-type="float">
            <text:p>5.59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.5 GHz</text:p>
          </table:table-cell>
          <table:table-cell office:value-type="float" office:value="-6.66" calcext:value-type="float">
            <text:p>-6.66</text:p>
          </table:table-cell>
          <table:table-cell table:formula="of:=[.B27]-[.$D$20]" office:value-type="float" office:value="2.54" calcext:value-type="float">
            <text:p>2.54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 GHz</text:p>
          </table:table-cell>
          <table:table-cell office:value-type="float" office:value="-9.04" calcext:value-type="float">
            <text:p>-9.04</text:p>
          </table:table-cell>
          <table:table-cell table:formula="of:=[.B28]-[.$D$20]" office:value-type="float" office:value="0.16" calcext:value-type="float">
            <text:p>0.16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 GHz</text:p>
          </table:table-cell>
          <table:table-cell office:value-type="float" office:value="-15.98" calcext:value-type="float">
            <text:p>-15.98</text:p>
          </table:table-cell>
          <table:table-cell table:formula="of:=[.B29]-[.$D$20]" office:value-type="float" office:value="-6.78" calcext:value-type="float">
            <text:p>-6.7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(5 dBm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 GHz</text:p>
          </table:table-cell>
          <table:table-cell office:value-type="float" office:value="-18.52" calcext:value-type="float">
            <text:p>-18.52</text:p>
          </table:table-cell>
          <table:table-cell table:formula="of:=[.B30]-[.$D$20]" office:value-type="float" office:value="-9.32" calcext:value-type="float">
            <text:p>-9.3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(3 dBm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 GHz</text:p>
          </table:table-cell>
          <table:table-cell office:value-type="float" office:value="-19.6" calcext:value-type="float">
            <text:p>-19.6</text:p>
          </table:table-cell>
          <table:table-cell table:formula="of:=[.B31]-[.$D$20]" office:value-type="float" office:value="-10.4" calcext:value-type="float">
            <text:p>-10.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(1 dBm)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7T21:41:19.688225277</meta:creation-date>
    <dc:date>2016-10-27T22:11:31.912080911</dc:date>
    <meta:editing-duration>PT9M22S</meta:editing-duration>
    <meta:editing-cycles>2</meta:editing-cycles>
    <meta:generator>LibreOffice/5.2.2.2.0$Linux_X86_64 LibreOffice_project/20m0$Build-2</meta:generator>
    <meta:document-statistic meta:table-count="1" meta:cell-count="94" meta:object-count="0"/>
  </office:meta>
</office:document-meta>
</file>